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5e11a6" style:font-name="Liberation Sans" fo:font-size="14pt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5e11a6" style:font-name="Liberation Sans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ohit Bengali" fo:font-size="13pt" fo:font-weight="normal" style:font-size-asian="11.3500003814697pt" style:font-weight-asian="normal" style:font-size-complex="13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5e11a6" style:font-name="Liberation Sans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color="#000000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álisis de clases</text:p>
      <text:p text:style-name="P7">(Responsabilidades y Atributos)</text:p>
      <text:p text:style-name="P1">Caso de uso CU0002 – Manejar Permisos</text:p>
      <text:p text:style-name="P1"/>
      <text:p text:style-name="P5"><text:span text:style-name="T1">Clase</text:span> Administración de permisos</text:p>
      <text:list xml:id="list2145190606" text:style-name="L1">
        <text:list-item>
          <text:p text:style-name="P8">Responsabilidades</text:p>
          <text:list>
            <text:list-item>
              <text:p text:style-name="P9">Mostrar los permisos actuales que tiene el usuario en todos los aspectos del sistema</text:p>
            </text:list-item>
            <text:list-item>
              <text:p text:style-name="P9">Mostrar que permisos se pueden modificar </text:p>
            </text:list-item>
            <text:list-item>
              <text:p text:style-name="P9">Mostrar los enlaces para que el usuario pueda llegar a la edicion de permisos</text:p>
            </text:list-item>
          </text:list>
        </text:list-item>
      </text:list>
      <text:p text:style-name="P3"/>
      <text:list xml:id="list168464740" text:continue-numbering="true" text:style-name="L1">
        <text:list-item>
          <text:p text:style-name="P8">Atributos</text:p>
          <text:list>
            <text:list-item>
              <text:p text:style-name="P9">Identificador de sesión del usuario</text:p>
            </text:list-item>
            <text:list-item>
              <text:p text:style-name="P9">cadena con permisos actuales</text:p>
            </text:list-item>
          </text:list>
        </text:list-item>
      </text:list>
      <text:p text:style-name="P4"/>
      <text:p text:style-name="P4"/>
      <text:p text:style-name="P6"><text:span text:style-name="T1">Clase</text:span> Configurar permisos grupo de amigos</text:p>
      <text:list xml:id="list270244515" text:continue-numbering="true" text:style-name="L1">
        <text:list-item>
          <text:p text:style-name="P8">Responsabilidades</text:p>
          <text:list>
            <text:list-item>
              <text:p text:style-name="P9">Obtener los grupos de amigos que posee el usuario</text:p>
            </text:list-item>
            <text:list-item>
              <text:p text:style-name="P9">Mostrar los permisos actuales </text:p>
            </text:list-item>
            <text:list-item>
              <text:p text:style-name="P9">Listar los usuarios que pueden obtener permisos para operar en el grupo</text:p>
            </text:list-item>
          </text:list>
        </text:list-item>
      </text:list>
      <text:p text:style-name="P3"/>
      <text:list xml:id="list1088074956" text:continue-numbering="true" text:style-name="L1">
        <text:list-item>
          <text:p text:style-name="P8">Atributos</text:p>
          <text:list>
            <text:list-item>
              <text:p text:style-name="P9">Identificador de sesión del usuario</text:p>
            </text:list-item>
            <text:list-item>
              <text:p text:style-name="P9">Cadena con permisos actuales acerca de los grupos de amigos</text:p>
            </text:list-item>
          </text:list>
        </text:list-item>
      </text:list>
      <text:p text:style-name="P4"/>
      <text:p text:style-name="P4"/>
      <text:p text:style-name="P6"><text:span text:style-name="T1">Clase</text:span> Configurar permisos comentarios muro</text:p>
      <text:list xml:id="list405797711" text:continue-numbering="true" text:style-name="L1">
        <text:list-item>
          <text:p text:style-name="P8">Responsabilidades</text:p>
          <text:list>
            <text:list-item>
              <text:p text:style-name="P9">Obtener los permisos del muro del usuario</text:p>
            </text:list-item>
            <text:list-item>
              <text:p text:style-name="P9">Ver que usuarios pueden obtener el permiso para poder comentar en el grupo</text:p>
            </text:list-item>
          </text:list>
        </text:list-item>
      </text:list>
      <text:p text:style-name="P3"/>
      <text:list xml:id="list724993412" text:continue-numbering="true" text:style-name="L1">
        <text:list-item>
          <text:p text:style-name="P8">Atributos</text:p>
          <text:list>
            <text:list-item>
              <text:p text:style-name="P9">Identificador de sesión del usuario</text:p>
            </text:list-item>
            <text:list-item>
              <text:p text:style-name="P9">Cadena con permisos actuales de el muro del usuario</text:p>
            </text:list-item>
          </text:list>
        </text:list-item>
      </text:list>
      <text:p text:style-name="P4"/>
      <text:p text:style-name="P4"/>
      <text:p text:style-name="P6"><text:span text:style-name="T1">Clase</text:span> Configurar permisos álbumes de fotos</text:p>
      <text:list xml:id="list1697967742" text:continue-numbering="true" text:style-name="L1">
        <text:list-item>
          <text:p text:style-name="P8">Responsabilidades</text:p>
          <text:list>
            <text:list-item>
              <text:p text:style-name="P9">Obtener los permisos de los álbumes de fotos</text:p>
            </text:list-item>
            <text:list-item>
              <text:p text:style-name="P9">Mostrar que usuarios pueden ver los álbumes y cuales se pueden agregar</text:p>
            </text:list-item>
            <text:list-item>
              <text:p text:style-name="P9">Mostrar que usuarios se pueden agregar para comentar los álbumes o fotos</text:p>
              <text:p text:style-name="P9"/>
            </text:list-item>
          </text:list>
        </text:list-item>
      </text:list>
      <text:p text:style-name="P3"/>
      <text:list xml:id="list1063323361" text:continue-numbering="true" text:style-name="L1">
        <text:list-item>
          <text:p text:style-name="P8">Atributos</text:p>
          <text:list>
            <text:list-item>
              <text:p text:style-name="P9">Identificador de sesión del usuario</text:p>
            </text:list-item>
            <text:list-item>
              <text:p text:style-name="P9">Cadena de permisos actuales de los álbumes</text:p>
            </text:list-item>
          </text:list>
        </text:list-item>
      </text:list>
      <text:p text:style-name="P4"><text:soft-page-break/></text:p>
      <text:p text:style-name="P4"/>
      <text:p text:style-name="P6"><text:span text:style-name="T1">Clase</text:span> <text:span text:style-name="T3">Establecer permisos</text:span></text:p>
      <text:list xml:id="list886843059" text:continue-numbering="true" text:style-name="L1">
        <text:list-item>
          <text:p text:style-name="P8">Responsabilidades</text:p>
          <text:list>
            <text:list-item>
              <text:p text:style-name="P9">Analizar que permisos se desean agregar</text:p>
            </text:list-item>
            <text:list-item>
              <text:p text:style-name="P9">Chequear que esos permisos puedan ser asignados</text:p>
            </text:list-item>
            <text:list-item>
              <text:p text:style-name="P9">Asignarle los permisos a quien deba , según la peticion del usuario</text:p>
              <text:p text:style-name="P9"/>
            </text:list-item>
          </text:list>
        </text:list-item>
      </text:list>
      <text:p text:style-name="P3"/>
      <text:list xml:id="list1022007476" text:continue-numbering="true" text:style-name="L1">
        <text:list-item>
          <text:p text:style-name="P8">Atributos</text:p>
          <text:list>
            <text:list-item>
              <text:p text:style-name="P9">Identificador de sesión del usuario</text:p>
            </text:list-item>
            <text:list-item>
              <text:p text:style-name="P9">Cadena de permisos actuales</text:p>
            </text:list-item>
            <text:list-item>
              <text:p text:style-name="P9">Identificador del amigo que va a obtener los permisos</text:p>
            </text:list-item>
            <text:list-item>
              <text:p text:style-name="P9">Permisos que se le van a asignar al amigo</text:p>
            </text:list-item>
            <text:list-item>
              <text:p text:style-name="P9">A que parte del sistema debe aplicarse le los permisos (grupo de amigos , fotos , muro)</text:p>
            </text:list-item>
          </text:list>
        </text:list-item>
      </text:list>
      <text:p text:style-name="P4"/>
      <text:p text:style-name="P6"><text:span text:style-name="T1">Clase</text:span> Almacenar permisos</text:p>
      <text:list xml:id="list1914183082" text:continue-numbering="true" text:style-name="L1">
        <text:list-item>
          <text:p text:style-name="P8">Responsabilidades</text:p>
          <text:list>
            <text:list-item>
              <text:p text:style-name="P9">Persistir los nuevos permisos del usuario</text:p>
              <text:p text:style-name="P9"/>
            </text:list-item>
          </text:list>
        </text:list-item>
      </text:list>
      <text:p text:style-name="P3"/>
      <text:list xml:id="list1433224299" text:continue-numbering="true" text:style-name="L1">
        <text:list-item>
          <text:p text:style-name="P8">Atributos</text:p>
          <text:list>
            <text:list-item>
              <text:p text:style-name="P9">Identificador de sesión del usuario</text:p>
            </text:list-item>
            <text:list-item>
              <text:p text:style-name="P9">Tabla de permisos</text:p>
            </text:list-item>
            <text:list-item>
              <text:p text:style-name="P9">Identificador del amigo que obtuvo nuevos permisos</text:p>
              <text:p text:style-name="P9"/>
              <text:p text:style-name="P9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4T20:07:59</meta:creation-date>
    <dc:date>2011-06-04T22:59:16</dc:date>
    <dc:creator>Jonathan </dc:creator>
    <meta:editing-duration>PT55M2S</meta:editing-duration>
    <meta:editing-cycles>10</meta:editing-cycles>
    <meta:generator>LibreOffice/3.3$Linux LibreOffice_project/330m19$Build-202</meta:generator>
    <meta:document-statistic meta:table-count="0" meta:image-count="0" meta:object-count="0" meta:page-count="2" meta:paragraph-count="52" meta:word-count="346" meta:character-count="2003"/>
  </office:meta>
</office:document-meta>
</file>